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656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1.7cm" fo:min-width="1.85cm"/>
    </style:style>
    <style:style style:name="gr6" style:family="graphic" style:parent-style-name="standard">
      <style:graphic-properties draw:textarea-horizontal-align="justify" draw:textarea-vertical-align="middle" draw:auto-grow-height="false" fo:min-height="1.702cm" fo:min-width="3.594cm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2.522cm"/>
    </style:style>
    <style:style style:name="gr8" style:family="graphic" style:parent-style-name="standard">
      <style:graphic-properties draw:textarea-horizontal-align="justify" draw:textarea-vertical-align="middle" draw:auto-grow-height="false" fo:min-height="1.072cm" fo:min-width="2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368cm" fo:min-width="3.53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6cm" svg:height="3.7cm" svg:x="7.5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cm" svg:height="2cm" svg:x="7.2cm" svg:y="5.8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cm" svg:height="2.2cm" svg:x="6.4cm" svg:y="8.3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4cm" svg:height="3.2cm" svg:x="7.2cm" svg:y="10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4.7cm" svg:height="3.9cm" svg:x="4.4cm" svg:y="14.8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6.5cm" svg:height="3.1cm" svg:x="10.5cm" svg:y="15.3cm">
          <text:p text:style-name="P1">Liczby są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8cm" svg:height="2cm" svg:x="1.3cm" svg:y="20.3cm">
          <text:p text:style-name="P1">Większe </text:p>
          <text:p text:style-name="P1">Jes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5.1cm" svg:height="2.1cm" svg:x="6.2cm" svg:y="20.4cm">
          <text:p text:style-name="P1">Większe</text:p>
          <text:p text:style-name="P1">Jest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5.7cm" svg:height="3.7cm" svg:x="7cm" svg:y="24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0.8cm" svg:y1="5.4cm" svg:x2="10.5cm" svg:y2="5.8cm">
          <text:p/>
        </draw:line>
        <draw:line draw:style-name="gr10" draw:text-style-name="P2" draw:layer="layout" svg:x1="10.5cm" svg:y1="7.7cm" svg:x2="10.8cm" svg:y2="8.3cm">
          <text:p/>
        </draw:line>
        <draw:line draw:style-name="gr10" draw:text-style-name="P2" draw:layer="layout" svg:x1="9.9cm" svg:y1="10.4cm" svg:x2="9.9cm" svg:y2="11cm">
          <text:p/>
        </draw:line>
        <draw:line draw:style-name="gr10" draw:text-style-name="P2" draw:layer="layout" svg:x1="12.5cm" svg:y1="12.5cm" svg:x2="14.6cm" svg:y2="15.2cm">
          <text:p/>
        </draw:line>
        <draw:line draw:style-name="gr10" draw:text-style-name="P2" draw:layer="layout" svg:x1="7.2cm" svg:y1="12.5cm" svg:x2="6.8cm" svg:y2="14.8cm">
          <text:p/>
        </draw:line>
        <draw:line draw:style-name="gr10" draw:text-style-name="P2" draw:layer="layout" svg:x1="12.9cm" svg:y1="18.4cm" svg:x2="9.9cm" svg:y2="24.2cm">
          <text:p/>
        </draw:line>
        <draw:line draw:style-name="gr10" draw:text-style-name="P2" draw:layer="layout" svg:x1="9cm" svg:y1="16.8cm" svg:x2="9.4cm" svg:y2="20.4cm">
          <text:p/>
        </draw:line>
        <draw:line draw:style-name="gr10" draw:text-style-name="P2" draw:layer="layout" svg:x1="4.4cm" svg:y1="16.7cm" svg:x2="3.7cm" svg:y2="20.2cm">
          <text:p/>
        </draw:line>
        <draw:line draw:style-name="gr10" draw:text-style-name="P2" draw:layer="layout" svg:x1="8.7cm" svg:y1="22.5cm" svg:x2="9.9cm" svg:y2="24.2cm">
          <text:p/>
        </draw:line>
        <draw:line draw:style-name="gr10" draw:text-style-name="P2" draw:layer="layout" svg:x1="3.7cm" svg:y1="22.3cm" svg:x2="9.8cm" svg:y2="24.2cm">
          <text:p/>
        </draw:line>
        <draw:frame draw:style-name="gr11" draw:text-style-name="P3" draw:layer="layout" svg:width="1.488cm" svg:height="0.962cm" svg:x="2.4cm" svg:y="18.5cm">
          <draw:text-box>
            <text:p>Tak</text:p>
          </draw:text-box>
        </draw:frame>
        <draw:frame draw:style-name="gr12" draw:text-style-name="P3" draw:layer="layout" svg:width="1.45cm" svg:height="0.962cm" svg:x="9.6cm" svg:y="19.1cm">
          <draw:text-box>
            <text:p>Nie</text:p>
          </draw:text-box>
        </draw:frame>
        <draw:frame draw:style-name="gr11" draw:text-style-name="P3" draw:layer="layout" svg:width="1.488cm" svg:height="0.962cm" svg:x="13.9cm" svg:y="13.3cm">
          <draw:text-box>
            <text:p>Tak</text:p>
          </draw:text-box>
        </draw:frame>
        <draw:frame draw:style-name="gr12" draw:text-style-name="P3" draw:layer="layout" svg:width="1.45cm" svg:height="0.962cm" svg:x="5.5cm" svg:y="13.5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03.842123164</meta:creation-date>
    <dc:date>2019-09-16T09:04:18.421502685</dc:date>
    <meta:editing-duration>PT13M42S</meta:editing-duration>
    <meta:editing-cycles>4</meta:editing-cycles>
    <meta:generator>LibreOffice/6.0.7.3$Linux_X86_64 LibreOffice_project/00m0$Build-3</meta:generator>
    <meta:document-statistic meta:object-count="23"/>
  </office:meta>
</office:document-meta>
</file>